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 pourtant, quelqu'un vint bien lui parler. Concentré sur l'un des graffitis à l'exact opposé de la salle, le blondin ne le remarqua pas tout de suite. Il se demandait si la personne qui l'avait dessiné était un étudiant, et si oui, s'il faisait partie de cette université. Malgré l'atrocité que le dessin représentait, là, au milieu d'un mur qui n'avait rien demandé, Ed' devait reconnaître la qualité du trait. L'artiste qui en était responsable n'en était pas à son coup d'essai. Est-ce l'université avait un cursus artistique, d'ailleurs ? Après tout, lui ne connaissait que le parcours de droit, mais rien n'empêchait la faculté d'avoir plusieurs spécialisations possibles. Mais il était également possible que le peintre en question n'ait jamais suivi de cours d'arts plastiques. Apparemment il existait beaucoup de personnes autodidactes dans bon nombre de domaines, bien qu'Edward n'ait jamais eu la patience ou la concentration nécessaires pour ce genre de choses. Ou encore peut-être qu'il suivait des cours à domicile, par correspondance ou sur le net. Là encore, c'était une chose qu'il était bien incapable de faire. Déjà que ses cours réguliers à la fac étaient une épreuve pour lui, mais alors si en plus c'était dans un contexte non scolaire, c'était même pas la peine d'y penser.</text:p>
      <text:p text:style-name="Standard"/>
      <text:p text:style-name="Standard">La seule personne a avoir jamais réussi à garder sa concentration pour des cours était Tyrande, son ancienne tutrice, qu'il n'avait plus vue depuis maintenant plusieurs mois. Le souvenir de ses cours avec la jeune femme lui fit se demande s'il croiserait un jour à nouveau le chemin d'une personne capable de le comprendre comme elle l'avait fait. Le blondin savait qu'il avait une personnalité un peu spéciale et qu'il n'était pas facile de s'adapter à lui, pour autant il regrettait parfois que si peu de gens aient essayé. Et en parlant de gens, l'un d'entre eux était justement en train d'essayer d'établir le contact. Edward se rendit compte que, divagant au fil de ses pensées, cela faisait maintenant plusieurs secondes que le nouvel arrivant attendait une réponse de sa part. Le garçon plongea son regard de jade dans celui ambré de son interlocu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9T19:31:42.84</meta:creation-date>
    <dc:date>2017-02-09T20:33:08.22</dc:date>
    <dc:creator>Théo </dc:creator>
    <meta:editing-duration>PT1H1M</meta:editing-duration>
    <meta:editing-cycles>55</meta:editing-cycles>
    <meta:generator>OpenOffice/4.1.1$Win32 OpenOffice.org_project/411m6$Build-9775</meta:generator>
    <meta:document-statistic meta:table-count="0" meta:image-count="0" meta:object-count="0" meta:page-count="1" meta:paragraph-count="2" meta:word-count="355" meta:character-count="2156"/>
  </office:meta>
</office:document-meta>
</file>